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15.7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bottom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style:vertical-align="bottom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40.56pt" svg:height="255.09pt" svg:x="61.88pt" svg:y="150.69pt">
            <loext:p draw:notify-on-update-of-ranges="Sheet1.C1:Sheet1.J1 Sheet1.B2:Sheet1.B2 Sheet1.C2:Sheet1.J2 Sheet1.B3:Sheet1.B3 Sheet1.C3:Sheet1.J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39.48pt" svg:height="255.09pt" svg:x="63.41pt" svg:y="992.61pt">
            <loext:p draw:notify-on-update-of-ranges="Sheet1.C1:Sheet1.J1 Sheet1.B2:Sheet1.B2 Sheet1.C2:Sheet1.J2 Sheet1.B4:Sheet1.B4 Sheet1.C4:Sheet1.J4 Sheet1.B5:Sheet1.B5 Sheet1.C5:Sheet1.J5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442.15pt" svg:height="255.09pt" svg:x="61.09pt" svg:y="436.59pt">
            <loext:p draw:notify-on-update-of-ranges="Sheet1.C1:Sheet1.J1 Sheet1.B2:Sheet1.B2 Sheet1.C2:Sheet1.J2 Sheet1.B6:Sheet1.B6 Sheet1.C6:Sheet1.J6 Sheet1.B7:Sheet1.B7 Sheet1.C7:Sheet1.J7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438.69pt" svg:height="255.09pt" svg:x="63.44pt" svg:y="716.49pt">
            <loext:p draw:notify-on-update-of-ranges="Sheet1.C1:Sheet1.J1 Sheet1.B2:Sheet1.B2 Sheet1.C2:Sheet1.J2 Sheet1.B8:Sheet1.B8 Sheet1.C8:Sheet1.J8 Sheet1.B9:Sheet1.B9 Sheet1.C9:Sheet1.J9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ce1"/>
        <table:table-column table:style-name="co1" table:number-columns-repeated="2" table:default-cell-style-name="Default"/>
        <table:table-column table:style-name="co1" table:number-columns-repeated="2" table:default-cell-style-name="ce2"/>
        <table:table-column table:style-name="co1" table:number-columns-repeated="4" table:default-cell-style-name="Default"/>
        <table:table-row table:style-name="ro1">
          <table:table-cell table:style-name="ce1"/>
          <table:table-cell office:value-type="string" calcext:value-type="string">
            <text:p>method</text:p>
          </table:table-cell>
          <table:table-cell table:style-name="ce1" office:value-type="string" calcext:value-type="string">
            <text:p>#1</text:p>
          </table:table-cell>
          <table:table-cell office:value-type="string" calcext:value-type="string">
            <text:p>#2</text:p>
          </table:table-cell>
          <table:table-cell table:style-name="ce1" office:value-type="string" calcext:value-type="string">
            <text:p>#3</text:p>
          </table:table-cell>
          <table:table-cell table:style-name="ce1" office:value-type="string" calcext:value-type="string">
            <text:p>#4</text:p>
          </table:table-cell>
          <table:table-cell office:value-type="string" calcext:value-type="string">
            <text:p>#5</text:p>
          </table:table-cell>
          <table:table-cell office:value-type="string" calcext:value-type="string">
            <text:p>#8</text:p>
          </table:table-cell>
          <table:table-cell table:style-name="ce1" office:value-type="string" calcext:value-type="string">
            <text:p>#test2-5</text:p>
          </table:table-cell>
          <table:table-cell office:value-type="string" calcext:value-type="string">
            <text:p>PMGraph</text:p>
          </table:table-cell>
        </table:table-row>
        <table:table-row table:style-name="ro1">
          <table:table-cell/>
          <table:table-cell office:value-type="string" calcext:value-type="string">
            <text:p>inputGraph</text:p>
          </table:table-cell>
          <table:table-cell table:style-name="ce2" office:value-type="float" office:value="0.93393" calcext:value-type="float">
            <text:p>0.93393</text:p>
          </table:table-cell>
          <table:table-cell table:style-name="ce2" office:value-type="float" office:value="0.93079" calcext:value-type="float">
            <text:p>0.93079</text:p>
          </table:table-cell>
          <table:table-cell office:value-type="float" office:value="0.77843" calcext:value-type="float">
            <text:p>0.77843</text:p>
          </table:table-cell>
          <table:table-cell office:value-type="float" office:value="0.92674" calcext:value-type="float">
            <text:p>0.92674</text:p>
          </table:table-cell>
          <table:table-cell table:style-name="ce2" office:value-type="float" office:value="0.95506" calcext:value-type="float">
            <text:p>0.95506</text:p>
          </table:table-cell>
          <table:table-cell table:style-name="ce2" office:value-type="float" office:value="0.96674" calcext:value-type="float">
            <text:p>0.96674</text:p>
          </table:table-cell>
          <table:table-cell table:style-name="ce2" office:value-type="float" office:value="0.98337" calcext:value-type="float">
            <text:p>0.9833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/>
          <table:table-cell office:value-type="string" calcext:value-type="string">
            <text:p>ConnectedComponent</text:p>
          </table:table-cell>
          <table:table-cell table:style-name="ce2" office:value-type="float" office:value="0.93393" calcext:value-type="float">
            <text:p>0.93393</text:p>
          </table:table-cell>
          <table:table-cell table:style-name="ce2" office:value-type="float" office:value="0.93079" calcext:value-type="float">
            <text:p>0.93079</text:p>
          </table:table-cell>
          <table:table-cell office:value-type="float" office:value="0.77843" calcext:value-type="float">
            <text:p>0.77843</text:p>
          </table:table-cell>
          <table:table-cell office:value-type="float" office:value="0.92674" calcext:value-type="float">
            <text:p>0.92674</text:p>
          </table:table-cell>
          <table:table-cell table:style-name="ce2" office:value-type="float" office:value="0.95506" calcext:value-type="float">
            <text:p>0.95506</text:p>
          </table:table-cell>
          <table:table-cell table:style-name="ce2" office:value-type="float" office:value="0.96674" calcext:value-type="float">
            <text:p>0.96674</text:p>
          </table:table-cell>
          <table:table-cell table:style-name="ce2" office:value-type="float" office:value="0.98337" calcext:value-type="float">
            <text:p>0.9833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CCPiv</text:p>
          </table:table-cell>
          <table:table-cell table:style-name="ce2" office:value-type="float" office:value="0.91389" calcext:value-type="float">
            <text:p>0.91389</text:p>
          </table:table-cell>
          <table:table-cell table:style-name="ce2" office:value-type="float" office:value="0.91371" calcext:value-type="float">
            <text:p>0.91371</text:p>
          </table:table-cell>
          <table:table-cell office:value-type="float" office:value="0.76503" calcext:value-type="float">
            <text:p>0.76503</text:p>
          </table:table-cell>
          <table:table-cell office:value-type="float" office:value="0.91164" calcext:value-type="float">
            <text:p>0.91164</text:p>
          </table:table-cell>
          <table:table-cell table:style-name="ce2" office:value-type="float" office:value="0.93852" calcext:value-type="float">
            <text:p>0.93852</text:p>
          </table:table-cell>
          <table:table-cell table:style-name="ce2" office:value-type="float" office:value="0.94849" calcext:value-type="float">
            <text:p>0.94849</text:p>
          </table:table-cell>
          <table:table-cell table:style-name="ce2" office:value-type="float" office:value="0.90499" calcext:value-type="float">
            <text:p>0.904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CC1side-dblp</text:p>
          </table:table-cell>
          <table:table-cell table:style-name="ce2" office:value-type="float" office:value="0.91353" calcext:value-type="float">
            <text:p>0.91353</text:p>
          </table:table-cell>
          <table:table-cell table:style-name="ce2" office:value-type="float" office:value="0.91371" calcext:value-type="float">
            <text:p>0.91371</text:p>
          </table:table-cell>
          <table:table-cell office:value-type="float" office:value="0.7644" calcext:value-type="float">
            <text:p>0.7644</text:p>
          </table:table-cell>
          <table:table-cell office:value-type="float" office:value="0.91209" calcext:value-type="float">
            <text:p>0.91209</text:p>
          </table:table-cell>
          <table:table-cell table:style-name="ce2" office:value-type="float" office:value="0.9387" calcext:value-type="float">
            <text:p>0.9387</text:p>
          </table:table-cell>
          <table:table-cell table:style-name="ce2" office:value-type="float" office:value="0.94822" calcext:value-type="float">
            <text:p>0.94822</text:p>
          </table:table-cell>
          <table:table-cell table:style-name="ce2" office:value-type="float" office:value="0.90184" calcext:value-type="float">
            <text:p>0.9018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Center</text:p>
          </table:table-cell>
          <table:table-cell table:style-name="ce2" office:value-type="float" office:value="0.9147" calcext:value-type="float">
            <text:p>0.9147</text:p>
          </table:table-cell>
          <table:table-cell table:style-name="ce2" office:value-type="float" office:value="0.91452" calcext:value-type="float">
            <text:p>0.91452</text:p>
          </table:table-cell>
          <table:table-cell office:value-type="float" office:value="0.76485" calcext:value-type="float">
            <text:p>0.76485</text:p>
          </table:table-cell>
          <table:table-cell office:value-type="float" office:value="0.9129" calcext:value-type="float">
            <text:p>0.9129</text:p>
          </table:table-cell>
          <table:table-cell table:style-name="ce2" office:value-type="float" office:value="0.94004" calcext:value-type="float">
            <text:p>0.94004</text:p>
          </table:table-cell>
          <table:table-cell table:style-name="ce2" office:value-type="float" office:value="0.95065" calcext:value-type="float">
            <text:p>0.95065</text:p>
          </table:table-cell>
          <table:table-cell table:style-name="ce2" office:value-type="float" office:value="0.96378" calcext:value-type="float">
            <text:p>0.9637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MergCenter</text:p>
          </table:table-cell>
          <table:table-cell table:style-name="ce2" office:value-type="float" office:value="0.91596" calcext:value-type="float">
            <text:p>0.91596</text:p>
          </table:table-cell>
          <table:table-cell table:style-name="ce2" office:value-type="float" office:value="0.91578" calcext:value-type="float">
            <text:p>0.91578</text:p>
          </table:table-cell>
          <table:table-cell office:value-type="float" office:value="0.76611" calcext:value-type="float">
            <text:p>0.76611</text:p>
          </table:table-cell>
          <table:table-cell office:value-type="float" office:value="0.91416" calcext:value-type="float">
            <text:p>0.91416</text:p>
          </table:table-cell>
          <table:table-cell table:style-name="ce2" office:value-type="float" office:value="0.94157" calcext:value-type="float">
            <text:p>0.94157</text:p>
          </table:table-cell>
          <table:table-cell table:style-name="ce2" office:value-type="float" office:value="0.95173" calcext:value-type="float">
            <text:p>0.95173</text:p>
          </table:table-cell>
          <table:table-cell table:style-name="ce2" office:value-type="float" office:value="0.96629" calcext:value-type="float">
            <text:p>0.966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tar1</text:p>
          </table:table-cell>
          <table:table-cell table:style-name="ce2" office:value-type="float" office:value="0.93393" calcext:value-type="float">
            <text:p>0.93393</text:p>
          </table:table-cell>
          <table:table-cell table:style-name="ce2" office:value-type="float" office:value="0.93079" calcext:value-type="float">
            <text:p>0.93079</text:p>
          </table:table-cell>
          <table:table-cell office:value-type="float" office:value="0.77843" calcext:value-type="float">
            <text:p>0.77843</text:p>
          </table:table-cell>
          <table:table-cell office:value-type="float" office:value="0.92674" calcext:value-type="float">
            <text:p>0.92674</text:p>
          </table:table-cell>
          <table:table-cell table:style-name="ce2" office:value-type="float" office:value="0.95506" calcext:value-type="float">
            <text:p>0.95506</text:p>
          </table:table-cell>
          <table:table-cell table:style-name="ce2" office:value-type="float" office:value="0.96674" calcext:value-type="float">
            <text:p>0.96674</text:p>
          </table:table-cell>
          <table:table-cell table:style-name="ce2" office:value-type="float" office:value="0.98337" calcext:value-type="float">
            <text:p>0.9833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tar2</text:p>
          </table:table-cell>
          <table:table-cell table:style-name="ce2" office:value-type="float" office:value="0.93393" calcext:value-type="float">
            <text:p>0.93393</text:p>
          </table:table-cell>
          <table:table-cell table:style-name="ce2" office:value-type="float" office:value="0.93079" calcext:value-type="float">
            <text:p>0.93079</text:p>
          </table:table-cell>
          <table:table-cell office:value-type="float" office:value="0.77843" calcext:value-type="float">
            <text:p>0.77843</text:p>
          </table:table-cell>
          <table:table-cell office:value-type="float" office:value="0.92674" calcext:value-type="float">
            <text:p>0.92674</text:p>
          </table:table-cell>
          <table:table-cell table:style-name="ce2" office:value-type="float" office:value="0.95506" calcext:value-type="float">
            <text:p>0.95506</text:p>
          </table:table-cell>
          <table:table-cell table:style-name="ce2" office:value-type="float" office:value="0.96674" calcext:value-type="float">
            <text:p>0.96674</text:p>
          </table:table-cell>
          <table:table-cell table:style-name="ce2" office:value-type="float" office:value="0.97888" calcext:value-type="float">
            <text:p>0.97888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number-rows-repeated="40">
          <table:table-cell table:number-columns-repeated="10"/>
        </table:table-row>
        <table:table-row table:style-name="ro1" table:number-rows-repeated="7">
          <table:table-cell table:style-name="ce1"/>
          <table:table-cell table:number-columns-repeated="9"/>
        </table:table-row>
        <table:table-row table:style-name="ro1">
          <table:table-cell table:style-name="ce1"/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8">00/00/0000</text:date>, <text:time style:data-style-name="N2" text:time-value="10:27:08.76494260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7T17:43:06.499802158</meta:creation-date>
    <dc:title>Tables</dc:title>
    <dc:date>2017-01-18T10:28:03.520838725</dc:date>
    <meta:editing-duration>PT13M7S</meta:editing-duration>
    <meta:editing-cycles>7</meta:editing-cycles>
    <meta:generator>LibreOffice/5.1.2.2$Linux_X86_64 LibreOffice_project/10m0$Build-2</meta:generator>
    <meta:document-statistic meta:table-count="1" meta:cell-count="81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4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minimum="0.5" chart:maximum="1" chart:interval-major="0.05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543cm" svg:height="9cm" xlink:href=".." xlink:type="simple" chart:class="chart:line" chart:style-name="ch1">
        <chart:title svg:x="5.029cm" svg:y="0.316cm" chart:style-name="ch2">
          <text:p>Rec-ConnectedComponent</text:p>
        </chart:title>
        <chart:legend chart:legend-position="bottom" svg:x="3.177cm" svg:y="8.005cm" style:legend-expansion="wide" chart:style-name="ch3"/>
        <chart:plot-area chart:style-name="ch4" table:cell-range-address="Sheet1.C1:Sheet1.J3 Sheet1.B2:Sheet1.B3" chart:data-source-has-labels="both" svg:x="0.31cm" svg:y="1.301cm" svg:width="14.923cm" svg:height="5.543cm">
          <chartooo:coordinate-region svg:x="1.222cm" svg:y="1.5cm" svg:width="13.282cm" svg:height="4.697cm"/>
          <chart:axis chart:dimension="x" chart:name="primary-x" chart:style-name="ch5" chartooo:axis-type="auto">
            <chartooo:date-scale/>
            <chart:title svg:x="7.158cm" svg:y="7.024cm" chart:style-name="ch6">
              <text:p>graphId</text:p>
            </chart:title>
            <chart:categories table:cell-range-address="Sheet1.C1:Sheet1.J1"/>
            <chart:grid chart:style-name="ch7" chart:class="major"/>
          </chart:axis>
          <chart:axis chart:dimension="y" chart:name="primary-y" chart:style-name="ch8">
            <chart:grid chart:style-name="ch7" chart:class="major"/>
          </chart:axis>
          <chart:series chart:style-name="ch9" chart:values-cell-range-address="Sheet1.C2:Sheet1.J2" chart:label-cell-address="Sheet1.B2:Sheet1.B2" chart:class="chart:line">
            <chart:data-point chart:repeated="8"/>
          </chart:series>
          <chart:series chart:style-name="ch10" chart:values-cell-range-address="Sheet1.C3:Sheet1.J3" chart:label-cell-address="Sheet1.B3:Sheet1.B3" chart:class="chart:line"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#1</text:p>
                <draw:g>
                  <svg:desc>Sheet1.C1:Sheet1.J1</svg:desc>
                </draw:g>
              </table:table-cell>
              <table:table-cell office:value-type="string">
                <text:p>#2</text:p>
              </table:table-cell>
              <table:table-cell office:value-type="string">
                <text:p>#3</text:p>
              </table:table-cell>
              <table:table-cell office:value-type="string">
                <text:p>#4</text:p>
              </table:table-cell>
              <table:table-cell office:value-type="string">
                <text:p>#5</text:p>
              </table:table-cell>
              <table:table-cell office:value-type="string">
                <text:p>#8</text:p>
              </table:table-cell>
              <table:table-cell office:value-type="string">
                <text:p>#test2-5</text:p>
              </table:table-cell>
              <table:table-cell office:value-type="string">
                <text:p>PMGraph</text:p>
              </table:table-cell>
            </table:table-row>
          </table:table-header-rows>
          <table:table-rows>
            <table:table-row>
              <table:table-cell office:value-type="string">
                <text:p>inputGraph</text:p>
                <draw:g>
                  <svg:desc>Sheet1.B2:Sheet1.B2</svg:desc>
                </draw:g>
              </table:table-cell>
              <table:table-cell office:value-type="float" office:value="0.93393">
                <text:p>0.93393</text:p>
                <draw:g>
                  <svg:desc>Sheet1.C2:Sheet1.J2</svg:desc>
                </draw:g>
              </table:table-cell>
              <table:table-cell office:value-type="float" office:value="0.93079">
                <text:p>0.93079</text:p>
              </table:table-cell>
              <table:table-cell office:value-type="float" office:value="0.77843">
                <text:p>0.77843</text:p>
              </table:table-cell>
              <table:table-cell office:value-type="float" office:value="0.92674">
                <text:p>0.92674</text:p>
              </table:table-cell>
              <table:table-cell office:value-type="float" office:value="0.95506">
                <text:p>0.95506</text:p>
              </table:table-cell>
              <table:table-cell office:value-type="float" office:value="0.96674">
                <text:p>0.96674</text:p>
              </table:table-cell>
              <table:table-cell office:value-type="float" office:value="0.98337">
                <text:p>0.9833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ConnectedComponent</text:p>
                <draw:g>
                  <svg:desc>Sheet1.B3:Sheet1.B3</svg:desc>
                </draw:g>
              </table:table-cell>
              <table:table-cell office:value-type="float" office:value="0.93393">
                <text:p>0.93393</text:p>
                <draw:g>
                  <svg:desc>Sheet1.C3:Sheet1.J3</svg:desc>
                </draw:g>
              </table:table-cell>
              <table:table-cell office:value-type="float" office:value="0.93079">
                <text:p>0.93079</text:p>
              </table:table-cell>
              <table:table-cell office:value-type="float" office:value="0.77843">
                <text:p>0.77843</text:p>
              </table:table-cell>
              <table:table-cell office:value-type="float" office:value="0.92674">
                <text:p>0.92674</text:p>
              </table:table-cell>
              <table:table-cell office:value-type="float" office:value="0.95506">
                <text:p>0.95506</text:p>
              </table:table-cell>
              <table:table-cell office:value-type="float" office:value="0.96674">
                <text:p>0.96674</text:p>
              </table:table-cell>
              <table:table-cell office:value-type="float" office:value="0.98337">
                <text:p>0.98337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2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4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minimum="0.5" chart:maximum="1" chart:interval-major="0.05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505cm" svg:height="9cm" xlink:href=".." xlink:type="simple" chart:class="chart:line" chart:style-name="ch1">
        <chart:title svg:x="5.34cm" svg:y="0.316cm" chart:style-name="ch2">
          <text:p>Rec-CorrelationClstring</text:p>
        </chart:title>
        <chart:legend chart:legend-position="bottom" svg:x="3.097cm" svg:y="8.005cm" style:legend-expansion="wide" chart:style-name="ch3"/>
        <chart:plot-area chart:style-name="ch4" table:cell-range-address="Sheet1.C1:Sheet1.J2 Sheet1.B2:Sheet1.B2 Sheet1.B4:Sheet1.J5" chart:data-source-has-labels="both" svg:x="0.31cm" svg:y="1.301cm" svg:width="14.885cm" svg:height="5.543cm">
          <chartooo:coordinate-region svg:x="1.222cm" svg:y="1.5cm" svg:width="13.244cm" svg:height="4.697cm"/>
          <chart:axis chart:dimension="x" chart:name="primary-x" chart:style-name="ch5" chartooo:axis-type="auto">
            <chartooo:date-scale/>
            <chart:title svg:x="7.139cm" svg:y="7.024cm" chart:style-name="ch6">
              <text:p>graphId</text:p>
            </chart:title>
            <chart:categories table:cell-range-address="Sheet1.C1:Sheet1.J1"/>
            <chart:grid chart:style-name="ch7" chart:class="major"/>
          </chart:axis>
          <chart:axis chart:dimension="y" chart:name="primary-y" chart:style-name="ch8">
            <chart:grid chart:style-name="ch7" chart:class="major"/>
          </chart:axis>
          <chart:series chart:style-name="ch9" chart:values-cell-range-address="Sheet1.C2:Sheet1.J2" chart:label-cell-address="Sheet1.B2:Sheet1.B2" chart:class="chart:line">
            <chart:data-point chart:repeated="8"/>
          </chart:series>
          <chart:series chart:style-name="ch10" chart:values-cell-range-address="Sheet1.C4:Sheet1.J4" chart:label-cell-address="Sheet1.B4:Sheet1.B4" chart:class="chart:line">
            <chart:data-point chart:repeated="8"/>
          </chart:series>
          <chart:series chart:style-name="ch11" chart:values-cell-range-address="Sheet1.C5:Sheet1.J5" chart:label-cell-address="Sheet1.B5:Sheet1.B5" chart:class="chart:line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#1</text:p>
                <draw:g>
                  <svg:desc>Sheet1.C1:Sheet1.J1</svg:desc>
                </draw:g>
              </table:table-cell>
              <table:table-cell office:value-type="string">
                <text:p>#2</text:p>
              </table:table-cell>
              <table:table-cell office:value-type="string">
                <text:p>#3</text:p>
              </table:table-cell>
              <table:table-cell office:value-type="string">
                <text:p>#4</text:p>
              </table:table-cell>
              <table:table-cell office:value-type="string">
                <text:p>#5</text:p>
              </table:table-cell>
              <table:table-cell office:value-type="string">
                <text:p>#8</text:p>
              </table:table-cell>
              <table:table-cell office:value-type="string">
                <text:p>#test2-5</text:p>
              </table:table-cell>
              <table:table-cell office:value-type="string">
                <text:p>PMGraph</text:p>
              </table:table-cell>
            </table:table-row>
          </table:table-header-rows>
          <table:table-rows>
            <table:table-row>
              <table:table-cell office:value-type="string">
                <text:p>inputGraph</text:p>
                <draw:g>
                  <svg:desc>Sheet1.B2:Sheet1.B2</svg:desc>
                </draw:g>
              </table:table-cell>
              <table:table-cell office:value-type="float" office:value="0.93393">
                <text:p>0.93393</text:p>
                <draw:g>
                  <svg:desc>Sheet1.C2:Sheet1.J2</svg:desc>
                </draw:g>
              </table:table-cell>
              <table:table-cell office:value-type="float" office:value="0.93079">
                <text:p>0.93079</text:p>
              </table:table-cell>
              <table:table-cell office:value-type="float" office:value="0.77843">
                <text:p>0.77843</text:p>
              </table:table-cell>
              <table:table-cell office:value-type="float" office:value="0.92674">
                <text:p>0.92674</text:p>
              </table:table-cell>
              <table:table-cell office:value-type="float" office:value="0.95506">
                <text:p>0.95506</text:p>
              </table:table-cell>
              <table:table-cell office:value-type="float" office:value="0.96674">
                <text:p>0.96674</text:p>
              </table:table-cell>
              <table:table-cell office:value-type="float" office:value="0.98337">
                <text:p>0.9833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CCPiv</text:p>
                <draw:g>
                  <svg:desc>Sheet1.B4:Sheet1.B4</svg:desc>
                </draw:g>
              </table:table-cell>
              <table:table-cell office:value-type="float" office:value="0.91389">
                <text:p>0.91389</text:p>
                <draw:g>
                  <svg:desc>Sheet1.C4:Sheet1.J4</svg:desc>
                </draw:g>
              </table:table-cell>
              <table:table-cell office:value-type="float" office:value="0.91371">
                <text:p>0.91371</text:p>
              </table:table-cell>
              <table:table-cell office:value-type="float" office:value="0.76503">
                <text:p>0.76503</text:p>
              </table:table-cell>
              <table:table-cell office:value-type="float" office:value="0.91164">
                <text:p>0.91164</text:p>
              </table:table-cell>
              <table:table-cell office:value-type="float" office:value="0.93852">
                <text:p>0.93852</text:p>
              </table:table-cell>
              <table:table-cell office:value-type="float" office:value="0.94849">
                <text:p>0.94849</text:p>
              </table:table-cell>
              <table:table-cell office:value-type="float" office:value="0.90499">
                <text:p>0.9049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CC1side-dblp</text:p>
                <draw:g>
                  <svg:desc>Sheet1.B5:Sheet1.B5</svg:desc>
                </draw:g>
              </table:table-cell>
              <table:table-cell office:value-type="float" office:value="0.91353">
                <text:p>0.91353</text:p>
                <draw:g>
                  <svg:desc>Sheet1.C5:Sheet1.J5</svg:desc>
                </draw:g>
              </table:table-cell>
              <table:table-cell office:value-type="float" office:value="0.91371">
                <text:p>0.91371</text:p>
              </table:table-cell>
              <table:table-cell office:value-type="float" office:value="0.7644">
                <text:p>0.7644</text:p>
              </table:table-cell>
              <table:table-cell office:value-type="float" office:value="0.91209">
                <text:p>0.91209</text:p>
              </table:table-cell>
              <table:table-cell office:value-type="float" office:value="0.9387">
                <text:p>0.9387</text:p>
              </table:table-cell>
              <table:table-cell office:value-type="float" office:value="0.94822">
                <text:p>0.94822</text:p>
              </table:table-cell>
              <table:table-cell office:value-type="float" office:value="0.90184">
                <text:p>0.90184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2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4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minimum="0.5" chart:maximum="1" chart:interval-major="0.05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599cm" svg:height="9cm" xlink:href=".." xlink:type="simple" chart:class="chart:line" chart:style-name="ch1">
        <chart:title svg:x="6.578cm" svg:y="0.316cm" chart:style-name="ch2">
          <text:p>Rec-Center</text:p>
        </chart:title>
        <chart:legend chart:legend-position="bottom" svg:x="3.316cm" svg:y="8.005cm" style:legend-expansion="wide" chart:style-name="ch3"/>
        <chart:plot-area chart:style-name="ch4" table:cell-range-address="Sheet1.C1:Sheet1.J2 Sheet1.B1:Sheet1.B2 Sheet1.B6:Sheet1.J7" chart:data-source-has-labels="both" svg:x="0.311cm" svg:y="1.301cm" svg:width="14.977cm" svg:height="5.543cm">
          <chartooo:coordinate-region svg:x="1.223cm" svg:y="1.5cm" svg:width="13.336cm" svg:height="4.697cm"/>
          <chart:axis chart:dimension="x" chart:name="primary-x" chart:style-name="ch5" chartooo:axis-type="auto">
            <chartooo:date-scale/>
            <chart:title svg:x="7.186cm" svg:y="7.024cm" chart:style-name="ch6">
              <text:p>graphId</text:p>
            </chart:title>
            <chart:categories table:cell-range-address="Sheet1.C1:Sheet1.J1"/>
            <chart:grid chart:style-name="ch7" chart:class="major"/>
          </chart:axis>
          <chart:axis chart:dimension="y" chart:name="primary-y" chart:style-name="ch8">
            <chart:grid chart:style-name="ch7" chart:class="major"/>
          </chart:axis>
          <chart:series chart:style-name="ch9" chart:values-cell-range-address="Sheet1.C2:Sheet1.J2" chart:label-cell-address="Sheet1.B2:Sheet1.B2" chart:class="chart:line">
            <chart:data-point chart:repeated="8"/>
          </chart:series>
          <chart:series chart:style-name="ch10" chart:values-cell-range-address="Sheet1.C6:Sheet1.J6" chart:label-cell-address="Sheet1.B6:Sheet1.B6" chart:class="chart:line">
            <chart:data-point chart:repeated="8"/>
          </chart:series>
          <chart:series chart:style-name="ch11" chart:values-cell-range-address="Sheet1.C7:Sheet1.J7" chart:label-cell-address="Sheet1.B7:Sheet1.B7" chart:class="chart:line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#1</text:p>
                <draw:g>
                  <svg:desc>Sheet1.C1:Sheet1.J1</svg:desc>
                </draw:g>
              </table:table-cell>
              <table:table-cell office:value-type="string">
                <text:p>#2</text:p>
              </table:table-cell>
              <table:table-cell office:value-type="string">
                <text:p>#3</text:p>
              </table:table-cell>
              <table:table-cell office:value-type="string">
                <text:p>#4</text:p>
              </table:table-cell>
              <table:table-cell office:value-type="string">
                <text:p>#5</text:p>
              </table:table-cell>
              <table:table-cell office:value-type="string">
                <text:p>#8</text:p>
              </table:table-cell>
              <table:table-cell office:value-type="string">
                <text:p>#test2-5</text:p>
              </table:table-cell>
              <table:table-cell office:value-type="string">
                <text:p>PMGraph</text:p>
              </table:table-cell>
            </table:table-row>
          </table:table-header-rows>
          <table:table-rows>
            <table:table-row>
              <table:table-cell office:value-type="string">
                <text:p>inputGraph</text:p>
                <draw:g>
                  <svg:desc>Sheet1.B2:Sheet1.B2</svg:desc>
                </draw:g>
              </table:table-cell>
              <table:table-cell office:value-type="float" office:value="0.93393">
                <text:p>0.93393</text:p>
                <draw:g>
                  <svg:desc>Sheet1.C2:Sheet1.J2</svg:desc>
                </draw:g>
              </table:table-cell>
              <table:table-cell office:value-type="float" office:value="0.93079">
                <text:p>0.93079</text:p>
              </table:table-cell>
              <table:table-cell office:value-type="float" office:value="0.77843">
                <text:p>0.77843</text:p>
              </table:table-cell>
              <table:table-cell office:value-type="float" office:value="0.92674">
                <text:p>0.92674</text:p>
              </table:table-cell>
              <table:table-cell office:value-type="float" office:value="0.95506">
                <text:p>0.95506</text:p>
              </table:table-cell>
              <table:table-cell office:value-type="float" office:value="0.96674">
                <text:p>0.96674</text:p>
              </table:table-cell>
              <table:table-cell office:value-type="float" office:value="0.98337">
                <text:p>0.9833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Center</text:p>
                <draw:g>
                  <svg:desc>Sheet1.B6:Sheet1.B6</svg:desc>
                </draw:g>
              </table:table-cell>
              <table:table-cell office:value-type="float" office:value="0.9147">
                <text:p>0.9147</text:p>
                <draw:g>
                  <svg:desc>Sheet1.C6:Sheet1.J6</svg:desc>
                </draw:g>
              </table:table-cell>
              <table:table-cell office:value-type="float" office:value="0.91452">
                <text:p>0.91452</text:p>
              </table:table-cell>
              <table:table-cell office:value-type="float" office:value="0.76485">
                <text:p>0.76485</text:p>
              </table:table-cell>
              <table:table-cell office:value-type="float" office:value="0.9129">
                <text:p>0.9129</text:p>
              </table:table-cell>
              <table:table-cell office:value-type="float" office:value="0.94004">
                <text:p>0.94004</text:p>
              </table:table-cell>
              <table:table-cell office:value-type="float" office:value="0.95065">
                <text:p>0.95065</text:p>
              </table:table-cell>
              <table:table-cell office:value-type="float" office:value="0.96378">
                <text:p>0.963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MergCenter</text:p>
                <draw:g>
                  <svg:desc>Sheet1.B7:Sheet1.B7</svg:desc>
                </draw:g>
              </table:table-cell>
              <table:table-cell office:value-type="float" office:value="0.91596">
                <text:p>0.91596</text:p>
                <draw:g>
                  <svg:desc>Sheet1.C7:Sheet1.J7</svg:desc>
                </draw:g>
              </table:table-cell>
              <table:table-cell office:value-type="float" office:value="0.91578">
                <text:p>0.91578</text:p>
              </table:table-cell>
              <table:table-cell office:value-type="float" office:value="0.76611">
                <text:p>0.76611</text:p>
              </table:table-cell>
              <table:table-cell office:value-type="float" office:value="0.91416">
                <text:p>0.91416</text:p>
              </table:table-cell>
              <table:table-cell office:value-type="float" office:value="0.94157">
                <text:p>0.94157</text:p>
              </table:table-cell>
              <table:table-cell office:value-type="float" office:value="0.95173">
                <text:p>0.95173</text:p>
              </table:table-cell>
              <table:table-cell office:value-type="float" office:value="0.96629">
                <text:p>0.96629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2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4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minimum="0.5" chart:maximum="1" chart:interval-major="0.05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477cm" svg:height="9cm" xlink:href=".." xlink:type="simple" chart:class="chart:line" chart:style-name="ch1">
        <chart:title svg:x="6.768cm" svg:y="0.316cm" chart:style-name="ch2">
          <text:p>Rec-Star</text:p>
        </chart:title>
        <chart:legend chart:legend-position="bottom" svg:x="4.234cm" svg:y="8.005cm" style:legend-expansion="wide" chart:style-name="ch3"/>
        <chart:plot-area chart:style-name="ch4" table:cell-range-address="Sheet1.C1:Sheet1.J2 Sheet1.B2:Sheet1.B2 Sheet1.B8:Sheet1.J9" chart:data-source-has-labels="both" svg:x="0.309cm" svg:y="1.301cm" svg:width="14.859cm" svg:height="5.543cm">
          <chartooo:coordinate-region svg:x="1.221cm" svg:y="1.5cm" svg:width="13.218cm" svg:height="4.697cm"/>
          <chart:axis chart:dimension="x" chart:name="primary-x" chart:style-name="ch5" chartooo:axis-type="auto">
            <chartooo:date-scale/>
            <chart:title svg:x="7.125cm" svg:y="7.024cm" chart:style-name="ch6">
              <text:p>graphId</text:p>
            </chart:title>
            <chart:categories table:cell-range-address="Sheet1.C1:Sheet1.J1"/>
            <chart:grid chart:style-name="ch7" chart:class="major"/>
          </chart:axis>
          <chart:axis chart:dimension="y" chart:name="primary-y" chart:style-name="ch8">
            <chart:grid chart:style-name="ch7" chart:class="major"/>
          </chart:axis>
          <chart:series chart:style-name="ch9" chart:values-cell-range-address="Sheet1.C2:Sheet1.J2" chart:label-cell-address="Sheet1.B2:Sheet1.B2" chart:class="chart:line">
            <chart:data-point chart:repeated="8"/>
          </chart:series>
          <chart:series chart:style-name="ch10" chart:values-cell-range-address="Sheet1.C8:Sheet1.J8" chart:label-cell-address="Sheet1.B8:Sheet1.B8" chart:class="chart:line">
            <chart:data-point chart:repeated="8"/>
          </chart:series>
          <chart:series chart:style-name="ch11" chart:values-cell-range-address="Sheet1.C9:Sheet1.J9" chart:label-cell-address="Sheet1.B9:Sheet1.B9" chart:class="chart:line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#1</text:p>
                <draw:g>
                  <svg:desc>Sheet1.C1:Sheet1.J1</svg:desc>
                </draw:g>
              </table:table-cell>
              <table:table-cell office:value-type="string">
                <text:p>#2</text:p>
              </table:table-cell>
              <table:table-cell office:value-type="string">
                <text:p>#3</text:p>
              </table:table-cell>
              <table:table-cell office:value-type="string">
                <text:p>#4</text:p>
              </table:table-cell>
              <table:table-cell office:value-type="string">
                <text:p>#5</text:p>
              </table:table-cell>
              <table:table-cell office:value-type="string">
                <text:p>#8</text:p>
              </table:table-cell>
              <table:table-cell office:value-type="string">
                <text:p>#test2-5</text:p>
              </table:table-cell>
              <table:table-cell office:value-type="string">
                <text:p>PMGraph</text:p>
              </table:table-cell>
            </table:table-row>
          </table:table-header-rows>
          <table:table-rows>
            <table:table-row>
              <table:table-cell office:value-type="string">
                <text:p>inputGraph</text:p>
                <draw:g>
                  <svg:desc>Sheet1.B2:Sheet1.B2</svg:desc>
                </draw:g>
              </table:table-cell>
              <table:table-cell office:value-type="float" office:value="0.93393">
                <text:p>0.93393</text:p>
                <draw:g>
                  <svg:desc>Sheet1.C2:Sheet1.J2</svg:desc>
                </draw:g>
              </table:table-cell>
              <table:table-cell office:value-type="float" office:value="0.93079">
                <text:p>0.93079</text:p>
              </table:table-cell>
              <table:table-cell office:value-type="float" office:value="0.77843">
                <text:p>0.77843</text:p>
              </table:table-cell>
              <table:table-cell office:value-type="float" office:value="0.92674">
                <text:p>0.92674</text:p>
              </table:table-cell>
              <table:table-cell office:value-type="float" office:value="0.95506">
                <text:p>0.95506</text:p>
              </table:table-cell>
              <table:table-cell office:value-type="float" office:value="0.96674">
                <text:p>0.96674</text:p>
              </table:table-cell>
              <table:table-cell office:value-type="float" office:value="0.98337">
                <text:p>0.9833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tar1</text:p>
                <draw:g>
                  <svg:desc>Sheet1.B8:Sheet1.B8</svg:desc>
                </draw:g>
              </table:table-cell>
              <table:table-cell office:value-type="float" office:value="0.93393">
                <text:p>0.93393</text:p>
                <draw:g>
                  <svg:desc>Sheet1.C8:Sheet1.J8</svg:desc>
                </draw:g>
              </table:table-cell>
              <table:table-cell office:value-type="float" office:value="0.93079">
                <text:p>0.93079</text:p>
              </table:table-cell>
              <table:table-cell office:value-type="float" office:value="0.77843">
                <text:p>0.77843</text:p>
              </table:table-cell>
              <table:table-cell office:value-type="float" office:value="0.92674">
                <text:p>0.92674</text:p>
              </table:table-cell>
              <table:table-cell office:value-type="float" office:value="0.95506">
                <text:p>0.95506</text:p>
              </table:table-cell>
              <table:table-cell office:value-type="float" office:value="0.96674">
                <text:p>0.96674</text:p>
              </table:table-cell>
              <table:table-cell office:value-type="float" office:value="0.98337">
                <text:p>0.9833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tar2</text:p>
                <draw:g>
                  <svg:desc>Sheet1.B9:Sheet1.B9</svg:desc>
                </draw:g>
              </table:table-cell>
              <table:table-cell office:value-type="float" office:value="0.93393">
                <text:p>0.93393</text:p>
                <draw:g>
                  <svg:desc>Sheet1.C9:Sheet1.J9</svg:desc>
                </draw:g>
              </table:table-cell>
              <table:table-cell office:value-type="float" office:value="0.93079">
                <text:p>0.93079</text:p>
              </table:table-cell>
              <table:table-cell office:value-type="float" office:value="0.77843">
                <text:p>0.77843</text:p>
              </table:table-cell>
              <table:table-cell office:value-type="float" office:value="0.92674">
                <text:p>0.92674</text:p>
              </table:table-cell>
              <table:table-cell office:value-type="float" office:value="0.95506">
                <text:p>0.95506</text:p>
              </table:table-cell>
              <table:table-cell office:value-type="float" office:value="0.96674">
                <text:p>0.96674</text:p>
              </table:table-cell>
              <table:table-cell office:value-type="float" office:value="0.97888">
                <text:p>0.97888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2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